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7e23a" officeooo:paragraph-rsid="0007e23a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7e23a" officeooo:paragraph-rsid="0007e23a" style:font-weight-asian="bold" style:font-weight-complex="bold"/>
    </style:style>
    <style:style style:name="T1" style:family="text">
      <style:text-properties officeooo:rsid="000922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5.1 Использование заголовочных файлов и библиотек.</text:p>
      <text:p text:style-name="P1"><text:tab/><text:span text:style-name="T1">Много C и C++ программ зависят от внешних библиотек. Однако, когда дела доходит до практических аспектов компиляции и компоновки проекта, использование существующих библиотек может быть трудным как для разработчиков, так и для пользователей. Обычно эти проблемы всплывают вскоре после того, как программа была собрана на системе, отличной от той, на которой она была разработана. Допущения относительно того, где размещаются библиотеки и заголовочные файлы становятся очевидными когда они не установлены в том же месте на новом компьютере и система сборки не сможет их найти. CMake обладает многими возможностями чтобы помочь разработчикам в интеграции внешних библиотек программы в проект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11:27:23.866228470</meta:creation-date>
    <meta:generator>LibreOffice/5.1.6.2$Linux_X86_64 LibreOffice_project/10m0$Build-2</meta:generator>
    <dc:date>2017-08-10T11:38:26.821117497</dc:date>
    <meta:editing-duration>PT11M1S</meta:editing-duration>
    <meta:editing-cycles>5</meta:editing-cycles>
    <meta:document-statistic meta:table-count="0" meta:image-count="0" meta:object-count="0" meta:page-count="1" meta:paragraph-count="2" meta:word-count="103" meta:character-count="741" meta:non-whitespace-character-count="639"/>
  </office:meta>
</office:document-meta>
</file>